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isposte_20_del_20_modulo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poste del modulo 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>
            <text:p>Informazioni cronologiche</text:p>
          </table:table-cell>
          <table:table-cell table:style-name="ce1" office:value-type="string" calcext:value-type="string">
            <text:p>Genere </text:p>
          </table:table-cell>
          <table:table-cell table:style-name="ce1" office:value-type="string" calcext:value-type="string">
            <text:p>Età</text:p>
          </table:table-cell>
          <table:table-cell table:style-name="ce1" office:value-type="string" calcext:value-type="string">
            <text:p>Ruolo al interno della scuola </text:p>
          </table:table-cell>
          <table:table-cell table:style-name="ce1" office:value-type="string" calcext:value-type="string">
            <text:p>Quanto tempo trascorri in media giocando ai videogiochi ogni giorno?</text:p>
          </table:table-cell>
          <table:table-cell table:style-name="ce1" office:value-type="string" calcext:value-type="string">
            <text:p>Quale stile di videogioco preferisci di più?</text:p>
          </table:table-cell>
          <table:table-cell table:style-name="ce1" office:value-type="string" calcext:value-type="string">
            <text:p>Credi che i videogiochi siano una forma d'arte?</text:p>
          </table:table-cell>
          <table:table-cell table:style-name="ce1" office:value-type="string" calcext:value-type="string">
            <text:p>Se hai premuto "Dipende" puoi specificare qui</text:p>
          </table:table-cell>
          <table:table-cell table:style-name="ce1" office:value-type="string" calcext:value-type="string">
            <text:p>C’è un videogioco che ti ha insegnato qualcosa di utile per la tua formazione scolastica e professionale?” <text:s/></text:p>
          </table:table-cell>
          <table:table-cell table:style-name="ce1" office:value-type="string" calcext:value-type="string">
            <text:p>Se hai premuto “Sì” scrivi quale videogioco ti è stato più utile </text:p>
          </table:table-cell>
          <table:table-cell table:style-name="ce1" office:value-type="string" calcext:value-type="string">
            <text:p/>
            <text:p>Qual è il dispositivo che preferisci utilizzare per giocare?</text:p>
          </table:table-cell>
          <table:table-cell table:style-name="ce1" office:value-type="string" calcext:value-type="string">
            <text:p>Se hai premuto "Altro" rispondi qui </text:p>
          </table:table-cell>
          <table:table-cell table:style-name="ce1" office:value-type="string" calcext:value-type="string">
            <text:p/>
            <text:p>Quali videogiochi ritieni ti abbiano arricchito culturalmente riguardo alla mitologia o alla storia?</text:p>
          </table:table-cell>
          <table:table-cell table:style-name="ce1" office:value-type="string" calcext:value-type="string">
            <text:p>Se hai premuto "Altro" rispondi qui </text:p>
          </table:table-cell>
          <table:table-cell table:style-name="ce1" office:value-type="string" calcext:value-type="string">
            <text:p>Pensi che sia possibile utilizzare i videogiochi che non sono stati concepiti per scopi didattici come strumenti formativi?</text:p>
          </table:table-cell>
          <table:table-cell table:style-name="ce1" office:value-type="string" calcext:value-type="string">
            <text:p>Se hai premuto "Dipende" puoi specificare qui</text:p>
          </table:table-cell>
          <table:table-cell table:style-name="ce1" office:value-type="string" calcext:value-type="string">
            <text:p/>
            <text:p>Credi che i videogiochi online possano facilitare la connessione tra le persone e offrire un'alternativa alla socialità tradizionale?</text:p>
          </table:table-cell>
          <table:table-cell table:style-name="ce1" office:value-type="string" calcext:value-type="string">
            <text:p>Sei hai premuto "Dipende" puoi specificare qui </text:p>
          </table:table-cell>
          <table:table-cell table:style-name="ce1" office:value-type="string" calcext:value-type="string">
            <text:p>Pensi che un videogioco ti abbia ispirato ad approfondire conoscenze su un argomento ( per esempio letterario, culturale, storico, sociale, scientifico, artistico, o ecc.) ?</text:p>
          </table:table-cell>
          <table:table-cell table:style-name="ce1" office:value-type="string" calcext:value-type="string">
            <text:p>Hai mai imparato un'altra lingua o migliorato le tue competenze linguistiche grazie ai videogiochi, sia online che in modalità single player?</text:p>
          </table:table-cell>
          <table:table-cell table:style-name="ce1" office:value-type="string" calcext:value-type="string">
            <text:p>Sei hai premuto Altro specifica qui</text:p>
          </table:table-cell>
          <table:table-cell table:style-name="ce1" office:value-type="string" calcext:value-type="string">
            <text:p>Secondo te, è possibile paragonare l'importanza narrativa di un videogioco a quella di media più tradizionali come libri, film o prodotti di animazione? <text:s/></text:p>
          </table:table-cell>
          <table:table-cell table:style-name="ce1" office:value-type="string" calcext:value-type="string">
            <text:p>Solo professori: Quale è la vostra opinione sui videogiochi? Li considerate principalmente una perdita di tempo o credete che abbiano anche dei lati positivi da prendere in considerazione?</text:p>
          </table:table-cell>
          <table:table-cell table:style-name="ce1" office:value-type="string" calcext:value-type="string">
            <text:p>Solo per i professori: Vi siete mai interessati al medium videoludico al di là delle notizie sui giornali, telegiornali o simili?</text:p>
          </table:table-cell>
          <table:table-cell table:style-name="ce1" office:value-type="string" calcext:value-type="string">
            <text:p/>
            <text:p>Solo per studenti: Hai notato una tendenza nella tua scuola dove alcuni professori denigrano il medium videoludico o mostrano riluttanza nei confronti di questo tipo di medium?</text:p>
          </table:table-cell>
          <table:table-cell table:style-name="ce1" office:value-type="string" calcext:value-type="string">
            <text:p>Frequenti amici che non usano videogiochi o preferisci la compagnia di chi condivide come te questa passione?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09:00:58.866" calcext:value-type="date">
            <text:p>6/5/2024 9:00:59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Genshin Impact è stato utile poiché essendo un open world game, ci sono diversi rompicapi che stimolano la logica per risolverlo.</text:p>
          </table:table-cell>
          <table:table-cell table:style-name="ce3" office:value-type="string" calcext:value-type="string">
            <text:p>PC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2:00:35.628" calcext:value-type="date">
            <text:p>6/5/2024 12:00:36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2:39:54.277" calcext:value-type="date">
            <text:p>6/5/2024 12:39:54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i che tipo di giochi stiamo parlando 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Imparare la pronuncia delle lingue straniere </text:p>
          </table:table-cell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Come ho detto bisogna capire di che tipo di videogiochi si parla però cmq penso di si </text:p>
          </table:table-cell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4:14:38.096" calcext:value-type="date">
            <text:p>6/5/2024 14:14:38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crearli è sicuramente un talento, giocarci può esserlo se arrivi a livelli a cui gli altri non arrivano 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8:13:21.02" calcext:value-type="date">
            <text:p>6/5/2024 18:13:21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Alcuni video giochi sono graficamente bellissimi 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Non sono in grado di rispondere a questa domanda perchè non gioco ai videogiochi</text:p>
          </table:table-cell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mai avuto modo di giocare con i videogiochi perciò non sono in grado di esprimere un'opinione</text:p>
          </table:table-cell>
          <table:table-cell table:style-name="ce3" office:value-type="string" calcext:value-type="string">
            <text:p>Non gioco ai videogiochi</text:p>
          </table:table-cell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8:47:53.599" calcext:value-type="date">
            <text:p>6/5/2024 18:47:54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4-6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L'inglese, storia della seconda e prima guerra mondiale</text:p>
          </table:table-cell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Altro (specifica)</text:p>
          </table:table-cell>
          <table:table-cell table:style-name="ce3" office:value-type="string" calcext:value-type="string">
            <text:p>CODworld war1/2, Battlefield1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i che tipo di gioco si parli, per esempio se è puo arivare a omicidi in vita reale, o se si parla di altri tipi non competitivi si, si pu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22:52:01.992" calcext:value-type="date">
            <text:p>6/5/2024 22:52:02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Altro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23:19:53.173" calcext:value-type="date">
            <text:p>6/5/2024 23:19:53</text:p>
          </table:table-cell>
          <table:table-cell table:style-name="ce3" office:value-type="string" calcext:value-type="string">
            <text:p>Preferisco non specificarl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Assassin's creed (saga)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6T10:03:23.398" calcext:value-type="date">
            <text:p>6/6/2024 10:03:23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se viene visto sotto il punto di vista "formativo" può essere uno strumento utile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PC, Smartphone /Tablet</text:p>
          </table:table-cell>
          <table:table-cell/>
          <table:table-cell table:style-name="ce3" office:value-type="string" calcext:value-type="string">
            <text:p>Assassin's creed (saga), Age of Empire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6T16:03:21.837" calcext:value-type="date">
            <text:p>6/6/2024 16:03:22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se parliamo di videogiochi violenti e/o senza swns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6T22:48:53.472" calcext:value-type="date">
            <text:p>6/6/2024 22:48:53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Minecraft</text:p>
          </table:table-cell>
          <table:table-cell table:style-name="ce3" office:value-type="string" calcext:value-type="string">
            <text:p>PC</text:p>
          </table:table-cell>
          <table:table-cell/>
          <table:table-cell table:style-name="ce3" office:value-type="string" calcext:value-type="string">
            <text:p>Assassin's creed (saga), Age of Empire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7T19:12:40.895" calcext:value-type="date">
            <text:p>6/7/2024 19:12:41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God of war (saga norrena)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Se una persona non ha la possibilità di uscire di casa, socializza in questo modo 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8T18:29:47.42" calcext:value-type="date">
            <text:p>6/8/2024 18:29:47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Alcuni giochi con storia sono un tipo di arte secondo me 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PC, VR</text:p>
          </table:table-cell>
          <table:table-cell/>
          <table:table-cell table:style-name="ce3" office:value-type="string" calcext:value-type="string">
            <text:p>God of War (saga Greca), 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10T10:57:18.316" calcext:value-type="date">
            <text:p>6/10/2024 10:57:18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God of War (saga Greca), 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Si, ma non devono fare isolare le person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13T09:11:44.327" calcext:value-type="date">
            <text:p>6/13/2024 9:11:4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PC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17T20:26:06.651" calcext:value-type="date">
            <text:p>6/17/2024 20:26:07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isposte_20_del_20_modulo_20_1" style:display-name="PageStyle_Risposte del modul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5" meta:object-count="0"/>
    <meta:generator>LibreOfficeDev/6.0.5.2$Linux_X86_64 LibreOffice_project/</meta:generator>
  </office:meta>
</office:document-meta>
</file>